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8cm" table:align="left" style:writing-mode="lr-tb"/>
    </style:style>
    <style:style style:name="Tabella1.A" style:family="table-column">
      <style:table-column-properties style:column-width="4.313cm"/>
    </style:style>
    <style:style style:name="Tabella1.B" style:family="table-column">
      <style:table-column-properties style:column-width="13.286cm"/>
    </style:style>
    <style:style style:name="Tabella1.1" style:family="table-row">
      <style:table-row-properties fo:keep-together="auto"/>
    </style:style>
    <style:style style:name="Tabella1.A1" style:family="table-cell">
      <style:table-cell-properties style:vertical-align="top" fo:padding="0.097cm" fo:border-left="0.1pt solid #000000" fo:border-right="none" fo:border-top="0.1pt solid #000000" fo:border-bottom="0.1pt solid #000000" style:writing-mode="lr-tb"/>
    </style:style>
    <style:style style:name="Tabella1.B1" style:family="table-cell">
      <style:table-cell-properties style:vertical-align="top" fo:padding="0.097cm" fo:border="0.1pt solid #000000" style:writing-mode="lr-tb"/>
    </style:style>
    <style:style style:name="Tabella1.A2" style:family="table-cell">
      <style:table-cell-properties style:vertical-align="top" fo:padding="0.097cm" fo:border-left="0.1pt solid #000000" fo:border-right="none" fo:border-top="none" fo:border-bottom="0.1pt solid #000000" style:writing-mode="lr-tb"/>
    </style:style>
    <style:style style:name="Tabella1.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23cm" fo:margin-left="-0.032cm" table:align="left" style:writing-mode="lr-tb"/>
    </style:style>
    <style:style style:name="Tabella2.A" style:family="table-column">
      <style:table-column-properties style:column-width="8.819cm"/>
    </style:style>
    <style:style style:name="Tabella2.B" style:family="table-column">
      <style:table-column-properties style:column-width="8.804cm"/>
    </style:style>
    <style:style style:name="Tabella2.1" style:family="table-row">
      <style:table-row-properties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7.593cm" table:align="left" style:writing-mode="lr-tb"/>
    </style:style>
    <style:style style:name="Tabella3.A" style:family="table-column">
      <style:table-column-properties style:column-width="8.793cm"/>
    </style:style>
    <style:style style:name="Tabella3.B" style:family="table-column">
      <style:table-column-properties style:column-width="8.8cm"/>
    </style:style>
    <style:style style:name="Tabella3.1" style:family="table-row">
      <style:table-row-properties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7.507cm" table:align="right" style:writing-mode="lr-tb"/>
    </style:style>
    <style:style style:name="Tabella4.A" style:family="table-column">
      <style:table-column-properties style:column-width="8.701cm"/>
    </style:style>
    <style:style style:name="Tabella4.B" style:family="table-column">
      <style:table-column-properties style:column-width="8.805cm"/>
    </style:style>
    <style:style style:name="Tabella4.1" style:family="table-row">
      <style:table-row-properties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4.A2" style:family="table-cell">
      <style:table-cell-properties style:vertical-align="top" fo:padding="0.097cm" fo:border-left="0.1pt solid #000000" fo:border-right="none" fo:border-top="none" fo:border-bottom="0.1pt solid #000000" style:writing-mode="lr-tb"/>
    </style:style>
    <style:style style:name="Tabella4.B2" style:family="table-cell">
      <style:table-cell-properties style:vertical-align="top" fo:padding="0.097cm" fo:border-left="0.1pt solid #000000" fo:border-right="0.1pt solid #000000" fo:border-top="none" fo:border-bottom="0.1pt solid #000000" style:writing-mode="lr-tb"/>
    </style:style>
    <style:style style:name="Tabella5" style:family="table">
      <style:table-properties style:width="17.593cm" table:align="left" style:writing-mode="lr-tb"/>
    </style:style>
    <style:style style:name="Tabella5.A" style:family="table-column">
      <style:table-column-properties style:column-width="8.793cm"/>
    </style:style>
    <style:style style:name="Tabella5.B" style:family="table-column">
      <style:table-column-properties style:column-width="8.8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B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B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593cm" table:align="left" style:writing-mode="lr-tb"/>
    </style:style>
    <style:style style:name="Tabella6.A" style:family="table-column">
      <style:table-column-properties style:column-width="8.793cm"/>
    </style:style>
    <style:style style:name="Tabella6.B" style:family="table-column">
      <style:table-column-properties style:column-width="8.8cm"/>
    </style:style>
    <style:style style:name="Tabella6.1" style:family="table-row">
      <style:table-row-properties fo:keep-together="auto"/>
    </style:style>
    <style:style style:name="Tabella6.A1" style:family="table-cell">
      <style:table-cell-properties style:vertical-align="top" fo:padding="0.097cm" fo:border-left="0.1pt solid #000000" fo:border-right="none" fo:border-top="0.1pt solid #000000" fo:border-bottom="0.1pt solid #000000" style:writing-mode="lr-tb"/>
    </style:style>
    <style:style style:name="Tabella6.B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593cm" table:align="left" style:writing-mode="lr-tb"/>
    </style:style>
    <style:style style:name="Tabella7.A" style:family="table-column">
      <style:table-column-properties style:column-width="8.793cm"/>
    </style:style>
    <style:style style:name="Tabella7.B" style:family="table-column">
      <style:table-column-properties style:column-width="8.8cm"/>
    </style:style>
    <style:style style:name="Tabella7.1" style:family="table-row">
      <style:table-row-properties fo:keep-together="auto"/>
    </style:style>
    <style:style style:name="Tabella7.A1" style:family="table-cell">
      <style:table-cell-properties style:vertical-align="top" fo:padding="0.097cm" fo:border-left="0.1pt solid #000000" fo:border-right="none" fo:border-top="0.1pt solid #000000" fo:border-bottom="0.1pt solid #000000" style:writing-mode="lr-tb"/>
    </style:style>
    <style:style style:name="Tabella7.B1" style:family="table-cell">
      <style:table-cell-properties style:vertical-align="top" fo:padding="0.097cm" fo:border="0.1pt solid #000000" style:writing-mode="lr-tb"/>
    </style:style>
    <style:style style:name="Tabella7.A2" style:family="table-cell">
      <style:table-cell-properties style:vertical-align="top" fo:padding="0.097cm" fo:border-left="0.1pt solid #000000" fo:border-right="none" fo:border-top="none" fo:border-bottom="0.1pt solid #000000" style:writing-mode="lr-tb"/>
    </style:style>
    <style:style style:name="Tabella7.B2" style:family="table-cell">
      <style:table-cell-properties style:vertical-align="top" fo:padding="0.097cm" fo:border-left="0.1pt solid #000000" fo:border-right="0.1pt solid #000000" fo:border-top="none" fo:border-bottom="0.1pt solid #000000" style:writing-mode="lr-tb"/>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8.A9" style:family="table-cell">
      <style:table-cell-properties style:vertical-align="bottom" fo:padding="0.097cm" fo:border-left="0.1pt solid #000000" fo:border-right="none"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4" style:family="paragraph" style:parent-style-name="code">
      <style:text-properties fo:font-weight="bold" style:font-weight-asian="bold" style:font-weight-complex="bold"/>
    </style:style>
    <style:style style:name="P5" style:family="paragraph" style:parent-style-name="code">
      <style:text-properties style:font-name-asian="Courier New"/>
    </style:style>
    <style:style style:name="P6" style:family="paragraph" style:parent-style-name="cod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text-shadow="1pt 1pt"/>
    </style:style>
    <style:style style:name="P9" style:family="paragraph" style:parent-style-name="Table_20_Contents">
      <style:paragraph-properties style:snap-to-layout-grid="false"/>
    </style:style>
    <style:style style:name="P10" style:family="paragraph" style:parent-style-name="Table_20_Contents">
      <style:text-properties fo:font-weight="normal" style:font-weight-asian="normal" style:font-weight-complex="normal"/>
    </style:style>
    <style:style style:name="P11" style:family="paragraph" style:parent-style-name="warn">
      <style:text-properties fo:color="#ff3333" fo:font-weight="bold" style:font-weight-asian="bold" style:font-weight-complex="bold"/>
    </style:style>
    <style:style style:name="P12" style:family="paragraph" style:parent-style-name="warn">
      <style:text-properties fo:font-weight="bold" style:font-weight-asian="bold" style:font-weight-complex="bold"/>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2"/>
    <style:style style:name="P18" style:family="paragraph" style:parent-style-name="Heading_20_1" style:master-page-name="Standard">
      <style:paragraph-properties fo:margin-top="0.423cm" fo:margin-bottom="0.212cm" style:page-number="auto"/>
      <style:text-properties fo:color="#4700b8"/>
    </style:style>
    <style:style style:name="P19"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Standard" style:list-style-name="WW8Num2">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sian="Times New Roman" style:font-name-complex="Times New Roman"/>
    </style:style>
    <style:style style:name="T7" style:family="text">
      <style:text-properties style:font-name-asian="Courier New"/>
    </style:style>
    <style:style style:name="T8" style:family="text">
      <style:text-properties fo:language="en" fo:country="GB"/>
    </style:style>
    <style:style style:name="T9" style:family="text">
      <style:text-properties fo:font-style="normal" style:font-style-asian="normal" style:font-style-complex="normal"/>
    </style:style>
    <style:style style:name="T10" style:family="text">
      <style:text-properties fo:color="#c5000b"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fo:color="#800000" fo:font-style="italic" style:font-style-asian="italic" style:font-style-complex="italic"/>
    </style:style>
    <style:style style:name="T14" style:family="text">
      <style:text-properties style:use-window-font-color="true" fo:font-weight="normal" style:font-weight-asian="normal" style:font-weight-complex="normal"/>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3270_1841861651"/><text:bookmark-start text:name="__RefHeading__753_1635238717"/><text:bookmark-start text:name="__DdeLink__787_98477107"/><text:span text:style-name="T1">pyg2p</text:span><text:bookmark-end text:name="__DdeLink__787_98477107"/> Configuration Manual<text:bookmark-end text:name="__RefHeading__3270_1841861651"/><text:bookmark-end text:name="__RefHeading__753_1635238717"/></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Version</text:p>
          </table:table-cell>
          <table:table-cell table:style-name="Tabella1.B1" office:value-type="string">
            <text:p text:style-name="Table_20_Contents">1.2.5</text:p>
          </table:table-cell>
        </table:table-row>
        <table:table-row table:style-name="Tabella1.1">
          <table:table-cell table:style-name="Tabella1.A2" office:value-type="string">
            <text:p text:style-name="P7">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7">Release Date</text:p>
          </table:table-cell>
          <table:table-cell table:style-name="Tabella1.B2" office:value-type="string">
            <text:p text:style-name="Table_20_Contents">2013-11-09</text:p>
            <text:p text:style-name="Table_20_Contents"/>
            <text:p text:style-name="Table_20_Contents"/>
            <text:p text:style-name="Table_20_Contents"/>
          </table:table-cell>
        </table:table-row>
      </table:table>
      <text:section text:style-name="Sect1" text:name="Sezione3">
        <text:h text:style-name="P19"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753_1635238717" text:style-name="Index_20_Link" text:visited-style-name="Index_20_Link">pyg2p Configuration Manual<text:tab/>1</text:a></text:p>
            <text:p text:style-name="P13"><text:a xlink:type="simple" xlink:href="#__RefHeading__3148_1841861651" text:style-name="Index_20_Link" text:visited-style-name="Index_20_Link">Introduction<text:tab/>2</text:a></text:p>
            <text:p text:style-name="P13"><text:a xlink:type="simple" xlink:href="#__RefHeading__3150_1841861651" text:style-name="Index_20_Link" text:visited-style-name="Index_20_Link">Configuring parameters.xml file<text:tab/>2</text:a></text:p>
            <text:p text:style-name="P13"><text:a xlink:type="simple" xlink:href="#__RefHeading__3152_1841861651" text:style-name="Index_20_Link" text:visited-style-name="Index_20_Link">Configuring loggers<text:tab/>3</text:a></text:p>
            <text:p text:style-name="P13"><text:a xlink:type="simple" xlink:href="#__RefHeading__3154_1841861651" text:style-name="Index_20_Link" text:visited-style-name="Index_20_Link">Configuring geopotentials.xml file<text:tab/>4</text:a></text:p>
            <text:p text:style-name="P13"><text:a xlink:type="simple" xlink:href="#__RefHeading__3156_1841861651" text:style-name="Index_20_Link" text:visited-style-name="Index_20_Link">Configuring execution template files<text:tab/>5</text:a></text:p>
            <text:p text:style-name="P15"><text:a xlink:type="simple" xlink:href="#__RefHeading__3158_1841861651" text:style-name="Index_20_Link" text:visited-style-name="Index_20_Link">Execution tag<text:tab/>6</text:a></text:p>
            <text:p text:style-name="P15"><text:a xlink:type="simple" xlink:href="#__RefHeading__3160_1841861651" text:style-name="Index_20_Link" text:visited-style-name="Index_20_Link">Parameter tag<text:tab/>6</text:a></text:p>
            <text:p text:style-name="P15"><text:a xlink:type="simple" xlink:href="#__RefHeading__3272_1841861651" text:style-name="Index_20_Link" text:visited-style-name="Index_20_Link">OutMaps tag<text:tab/>7</text:a></text:p>
            <text:p text:style-name="P15"><text:a xlink:type="simple" xlink:href="#__RefHeading__3689_1031783341" text:style-name="Index_20_Link" text:visited-style-name="Index_20_Link">Aggregation tag<text:tab/>7</text:a></text:p>
            <text:p text:style-name="P15"><text:a xlink:type="simple" xlink:href="#__RefHeading__3164_1841861651" text:style-name="Index_20_Link" text:visited-style-name="Index_20_Link">Interpolation tag<text:tab/>7</text:a></text:p>
            <text:p text:style-name="P13"><text:a xlink:type="simple" xlink:href="#__RefHeading__3546_2069470854" text:style-name="Index_20_Link" text:visited-style-name="Index_20_Link">Configuring the application for test functionality<text:tab/>8</text:a></text:p>
            <text:p text:style-name="P15"><text:a xlink:type="simple" xlink:href="#__RefHeading__3548_2069470854" text:style-name="Index_20_Link" text:visited-style-name="Index_20_Link">Writing an XML configuration for tests<text:tab/>8</text:a></text:p>
            <text:p text:style-name="P15"><text:a xlink:type="simple" xlink:href="#__RefHeading__3550_2069470854" text:style-name="Index_20_Link" text:visited-style-name="Index_20_Link">Writing the commands.txt file<text:tab/>8</text:a></text:p>
          </text:index-body>
        </text:table-of-content>
        <text:p text:style-name="P3"/>
        <text:h text:style-name="P20" text:outline-level="2"><text:bookmark-start text:name="__RefHeading__755_1635238717"/><text:bookmark-start text:name="__RefHeading__3148_1841861651"/>Introduction<text:bookmark-end text:name="__RefHeading__755_1635238717"/><text:bookmark-end text:name="__RefHeading__3148_1841861651"/></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2015674394" text:style-name="WW8Num2">
          <text:list-item>
            <text:p text:style-name="P22">parameters.xml</text:p>
          </text:list-item>
          <text:list-item>
            <text:p text:style-name="P22">geopotentials.xml</text:p>
          </text:list-item>
          <text:list-item>
            <text:p text:style-name="P22">logger-configuration.xml</text:p>
          </text:list-item>
        </text:list>
        <text:p text:style-name="Standard"/>
        <text:p text:style-name="warn">The folder <text:span text:style-name="T3">intertables</text:span> must exists under the <text:span text:style-name="T3">configuration</text:span> folder.</text:p>
        <text:p text:style-name="warn">Geopotentials gribs, configured in <text:span text:style-name="T2">geopotentials.xml</text:span>, must be placed under the <text:span text:style-name="T3">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757_1635238717"/><text:bookmark-start text:name="__RefHeading__3150_1841861651"/>Configuring parameters.xml file<text:bookmark-end text:name="__RefHeading__757_1635238717"/><text:bookmark-end text:name="__RefHeading__3150_1841861651"/></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4">mandatory attributes are in </text:span><text:span text:style-name="T5">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8">Attribute/Tag</text:p>
            </table:table-cell>
            <table:table-cell table:style-name="Tabella2.B1" office:value-type="string">
              <text:p text:style-name="P8">Details</text:p>
            </table:table-cell>
          </table:table-row>
          <table:table-row table:style-name="Tabella2.1">
            <table:table-cell table:style-name="Tabella2.A2" office:value-type="string">
              <text:p text:style-name="P4">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9"/>
            </table:table-cell>
          </table:table-row>
          <table:table-row table:style-name="Tabella2.1">
            <table:table-cell table:style-name="Tabella2.A2" office:value-type="string">
              <text:p text:style-name="code">unit</text:p>
            </table:table-cell>
            <table:table-cell table:style-name="Tabella2.B2" office:value-type="string">
              <text:p text:style-name="P9"/>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6"><text:s/></text:span>Xml tag node [0..*] describing conversion and cut <text:s/>off of negative values.</text:p>
            </table:table-cell>
          </table:table-row>
        </table:table>
        <text:p text:style-name="Standard"><text:soft-page-break/></text:p>
        <text:p text:style-name="Standard"/>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8">Attribute/Tag</text:p>
            </table:table-cell>
            <table:table-cell table:style-name="Tabella3.B1" office:value-type="string">
              <text:p text:style-name="P8">Details</text:p>
            </table:table-cell>
          </table:table-row>
          <table:table-row table:style-name="Tabella3.1">
            <table:table-cell table:style-name="Tabella3.A2" office:value-type="string">
              <text:p text:style-name="P4">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2">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1">Must be in the form <text:span text:style-name="T2">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7"><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7"><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759_1635238717"/><text:bookmark-start text:name="__RefHeading__3152_1841861651"/>Configuring loggers<text:bookmark-end text:name="__RefHeading__759_1635238717"/><text:bookmark-end text:name="__RefHeading__3152_1841861651"/></text:h>
        <text:p text:style-name="Standard"/>
        <text:p text:style-name="Standard">The file logger-configuration.xml in the folder <text:span text:style-name="T2">configuration</text:span> will serve to setup loggers levels, logfiles full path and format. It's important to not change the formatting string, unless aware of the <text:soft-page-break/>consequences. In no case, the name attribute of the logger must be changed.</text:p>
        <text:p text:style-name="Standard">File logging can be disabled setting the optional attribute <text:span text:style-name="T2">enabled</text:span> within the <text:span text:style-name="T2">Loggers</text:span> element to one of the values false, False, No, NO, no (default is True):</text:p>
        <text:p text:style-name="Standard"/>
        <text:p text:style-name="code">&lt;Loggers <text:span text:style-name="T10">enabled="false"</text:span>&gt;</text:p>
        <text:p text:style-name="Standard"/>
        <text:p text:style-name="Standard">Accepted levels are: “DEBUG”, “INFO”, “WARN”, ”WARNING”, “ERROR”.</text:p>
        <text:p text:style-name="Standard">Use the placeholders <text:span text:style-name="T2">%(asctime)s</text:span>, <text:span text:style-name="T2"><text:s/>%(message)s</text:span>, and <text:span text:style-name="T2">%(levelname)s</text:span> to <text:span text:style-name="T8">personalise</text:span> the output <text:span text:style-name="T9">format</text:span> with the <text:span text:style-name="T2">formatting</text:span> attribute.</text:p>
        <text:p text:style-name="Standard">Keep attention to not accidentally change <text:span text:style-name="T2">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7"><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Heading_20_2" text:outline-level="2"><text:bookmark-start text:name="__RefHeading__761_1635238717"/><text:bookmark-start text:name="__RefHeading__3154_1841861651"/>Configuring geopotentials.xml file<text:bookmark-end text:name="__RefHeading__761_1635238717"/><text:bookmark-end text:name="__RefHeading__3154_1841861651"/></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oft-page-break/><text:span text:style-name="T7"><text:s text:c="4"/></text:span>&lt;!-- id has the form:</text:p>
        <text:p text:style-name="code"><text:span text:style-name="T7"><text:s text:c="8"/></text:span>longFirstDegrees$longLastDegrees$Ni$Nj$numberOfValues$gridType</text:p>
        <text:p text:style-name="code"><text:span text:style-name="T7"><text:s text:c="4"/></text:span>--&gt;</text:p>
        <text:p text:style-name="code"><text:span text:style-name="T7"><text:s/></text:span>&lt;geopotential id="-35$45$161$91$14651$regular_ll" name="europe_0.5_degree_T799.grb"/&gt;</text:p>
        <text:p text:style-name="code"><text:span text:style-name="T7"><text:s text:c="4"/></text:span>&lt;geopotential id="-35$45$81$46$3726$regular_ll" name="europe_1_degree_T399.grb"/&gt;</text:p>
        <text:p text:style-name="P5">…</text:p>
        <text:p text:style-name="P5">…</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763_1635238717"/><text:bookmark-start text:name="__RefHeading__3156_1841861651"/>Configuring execution template files<text:bookmark-end text:name="__RefHeading__763_1635238717"/><text:bookmark-end text:name="__RefHeading__3156_1841861651"/></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his section is dedicated to writing <text:span text:style-name="T2">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7"><text:s/></text:span>&lt;Parameter shortName="td_2m" tstart="12" tend="18" </text:p>
        <text:p text:style-name="code"><text:span text:style-name="T7"><text:s text:c="12"/></text:span>applyConversion="k2c"<text:line-break/> <text:s text:c="11"/>gem="(z/9.81)*0.0065"</text:p>
        <text:p text:style-name="code"><text:span text:style-name="T7"><text:s text:c="12"/></text:span>correctionFormula="p+gem-dem*0.0065"</text:p>
        <text:p text:style-name="code"><text:span text:style-name="T7"><text:s text:c="12"/></text:span>demMap="<text:bookmark-start text:name="__DdeLink__2795_1841861651"/>/maps/<text:bookmark-end text:name="__DdeLink__2795_1841861651"/>dem.map"</text:p>
        <text:p text:style-name="P5"><text:s text:c="4"/></text:p>
        <text:p text:style-name="code"><text:span text:style-name="T7"><text:s/></text:span>/&gt;</text:p>
        <text:p text:style-name="code"><text:span text:style-name="T7"><text:s/></text:span>&lt;Aggregation type="average" step="24" /&gt;</text:p>
        <text:p text:style-name="code"><text:span text:style-name="T7"><text:s/></text:span>&lt;OutMaps namePrefix="td2" fmap="001" cloneMap="/maps/dem.map" ext=”1”&gt;</text:p>
        <text:p text:style-name="code"><text:span text:style-name="T7"><text:s text:c="5"/></text:span>&lt;Interpolation mode="grib_invdist" <text:line-break/> <text:s text:c="19"/>latMap="/maps/lat.map" <text:line-break/> <text:s text:c="19"/>lonMap="/maps/long.map"</text:p>
        <text:p text:style-name="code"><text:span text:style-name="T7"><text:s text:c="5"/></text:span>/&gt;</text:p>
        <text:p text:style-name="code"><text:span text:style-name="T7"><text:s text:c="2"/></text:span>&lt;/OutMaps&gt;</text:p>
        <text:p text:style-name="code">&lt;/Execution&gt;</text:p>
        <text:p text:style-name="Standard"/>
        <text:p text:style-name="Standard"/>
        <text:h text:style-name="Heading_20_3" text:outline-level="3" text:is-list-header="true"/>
        <text:h text:style-name="P21" text:outline-level="3"><text:bookmark-start text:name="__RefHeading__765_1635238717"/><text:bookmark-start text:name="__RefHeading__3158_1841861651"/>Execution tag<text:bookmark-end text:name="__RefHeading__765_1635238717"/><text:bookmark-end text:name="__RefHeading__3158_1841861651"/></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8">Attribute/Tag</text:p>
            </table:table-cell>
            <table:table-cell table:style-name="Tabella4.B1" office:value-type="string">
              <text:p text:style-name="P8">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9"/>
            </table:table-cell>
          </table:table-row>
          <table:table-row table:style-name="Tabella4.1">
            <table:table-cell table:style-name="Tabella4.A2" office:value-type="string">
              <text:p text:style-name="P4">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4">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767_1635238717"/><text:bookmark-start text:name="__RefHeading__3160_1841861651"/>Parameter tag<text:bookmark-end text:name="__RefHeading__767_1635238717"/><text:bookmark-end text:name="__RefHeading__3160_1841861651"/></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8">Attribute/Tag</text:p>
            </table:table-cell>
            <table:table-cell table:style-name="Tabella5.B1" office:value-type="string">
              <text:p text:style-name="P8">Details</text:p>
            </table:table-cell>
          </table:table-row>
          <table:table-row table:style-name="Tabella5.1">
            <table:table-cell table:style-name="Tabella5.A2" office:value-type="string">
              <text:p text:style-name="P4">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able:table-row table:style-name="Tabella5.1">
            <table:table-cell table:style-name="Tabella5.A2" office:value-type="string">
              <text:p text:style-name="code">tstart</text:p>
            </table:table-cell>
            <table:table-cell table:style-name="Tabella5.B2" table:number-rows-spanned="4" office:value-type="string">
              <text:p text:style-name="Table_20_Contents">Optional grib selectors tstart, tend, and dataTime can also be issued via command line arguments (-s, -e, -T), which overwrite the ones in the execution xml file.<text:line-break/><text:span text:style-name="T13">Note that the perturbationNumber selector is given by -m command line input argument.</text:span></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2">gem</text:span>, <text:span text:style-name="T2">correctionFormula</text:span>, and <text:span text:style-name="T2">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769_1635238717"/><text:bookmark-start text:name="__RefHeading__3272_1841861651"/><text:soft-page-break/>OutMaps tag<text:bookmark-end text:name="__RefHeading__769_1635238717"/><text:bookmark-end text:name="__RefHeading__3272_1841861651"/></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8">Attribute/Tag</text:p>
            </table:table-cell>
            <table:table-cell table:style-name="Tabella6.B1" office:value-type="string">
              <text:p text:style-name="P8">Details</text:p>
            </table:table-cell>
          </table:table-row>
          <table:table-row table:style-name="Tabella6.1">
            <table:table-cell table:style-name="Tabella6.A2" office:value-type="string">
              <text:p text:style-name="P4">cloneMap</text:p>
            </table:table-cell>
            <table:table-cell table:style-name="Tabella6.B2" office:value-type="string">
              <text:p text:style-name="Table_20_Contents">The clone map with area (<text:span text:style-name="T4">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4">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2">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bookmark-start text:name="__RefHeading__771_1635238717"/><text:bookmark-start text:name="__RefHeading__3689_1031783341"/>Aggregation tag<text:bookmark-end text:name="__RefHeading__771_1635238717"/><text:bookmark-end text:name="__RefHeading__3689_1031783341"/></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8">Attribute/Tag</text:p>
            </table:table-cell>
            <table:table-cell table:style-name="Tabella7.B1" office:value-type="string">
              <text:p text:style-name="P8">Details</text:p>
            </table:table-cell>
          </table:table-row>
          <table:table-row table:style-name="Tabella7.1">
            <table:table-cell table:style-name="Tabella7.A2" office:value-type="string">
              <text:p text:style-name="P7">step</text:p>
            </table:table-cell>
            <table:table-cell table:style-name="Tabella7.B2" office:value-type="string">
              <text:p text:style-name="Table_20_Contents">Step of aggregation in hours.</text:p>
            </table:table-cell>
          </table:table-row>
          <table:table-row table:style-name="Tabella7.1">
            <table:table-cell table:style-name="Tabella7.A2" office:value-type="string">
              <text:p text:style-name="P7">type</text:p>
            </table:table-cell>
            <table:table-cell table:style-name="Tabella7.B2" office:value-type="string">
              <text:p text:style-name="Table_20_Contents">Type of aggregation (it was Manipulation in grib2pcraster). It can be <text:span text:style-name="T2">average</text:span> or <text:span text:style-name="T2">cumulation.</text:span></text:p>
            </table:table-cell>
          </table:table-row>
        </table:table>
        <text:p text:style-name="Standard"/>
        <text:p text:style-name="Standard"/>
        <text:h text:style-name="Heading_20_3" text:outline-level="3"><text:bookmark-start text:name="__RefHeading__773_1635238717"/><text:bookmark-start text:name="__RefHeading__3164_1841861651"/>Interpolation tag<text:bookmark-end text:name="__RefHeading__773_1635238717"/><text:bookmark-end text:name="__RefHeading__3164_1841861651"/></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8">Attribute/Tag</text:p>
            </table:table-cell>
            <table:table-cell table:style-name="Tabella8.B1" office:value-type="string">
              <text:p text:style-name="P8">Details</text:p>
            </table:table-cell>
          </table:table-row>
          <table:table-row table:style-name="Tabella8.1">
            <table:table-cell table:style-name="Tabella8.A2" office:value-type="string">
              <text:p text:style-name="P4">mode</text:p>
            </table:table-cell>
            <table:table-cell table:style-name="Tabella8.B2" office:value-type="string">
              <text:p text:style-name="Table_20_Contents">Interpolation mode. Possible values are: “griddata”, “nearest”, “invdist”, “grib_nearest”, “grib_invdist”</text:p>
            </table:table-cell>
          </table:table-row>
          <table:table-row table:style-name="Tabella8.1">
            <table:table-cell table:style-name="Tabella8.A2" office:value-type="string">
              <text:p text:style-name="P4">latMap</text:p>
            </table:table-cell>
            <table:table-cell table:style-name="Tabella8.B2" office:value-type="string">
              <text:p text:style-name="P10">PCRaster map of target latitudes.</text:p>
            </table:table-cell>
          </table:table-row>
          <table:table-row table:style-name="Tabella8.1">
            <table:table-cell table:style-name="Tabella8.A2" office:value-type="string">
              <text:p text:style-name="P4">lonMap</text:p>
            </table:table-cell>
            <table:table-cell table:style-name="Tabella8.B2" office:value-type="string">
              <text:p text:style-name="P10">PCRaster map of target longitudes.</text:p>
            </table:table-cell>
          </table:table-row>
          <table:table-row table:style-name="Tabella8.1">
            <table:table-cell table:style-name="Tabella8.A2" office:value-type="string">
              <text:p text:style-name="P6">intertableDir</text:p>
            </table:table-cell>
            <table:table-cell table:style-name="Tabella8.B2" office:value-type="string">
              <text:p text:style-name="P10">Alternative home folder for interpolation lookup tables, where pyg2p will load/save intertables. Folder must be existing.</text:p>
            </table:table-cell>
          </table:table-row>
          <table:table-row table:style-name="Tabella8.1">
            <table:table-cell table:style-name="Tabella8.A2" office:value-type="string">
              <text:p text:style-name="code">method</text:p>
            </table:table-cell>
            <table:table-cell table:style-name="Tabella8.B2" office:value-type="string">
              <text:p text:style-name="Table_20_Contents">Used only for mode=”griddata”. It can be “linear”, <text:soft-page-break/>“nearest”, “cubic”. Currently, during tests, only “nearest” method produce correct maps. “linear” and “cubic” methods could produce maps which cannot be opened by PCRaster Aguila tool.</text:p>
            </table:table-cell>
          </table:table-row>
          <table:table-row table:style-name="Tabella8.1">
            <table:table-cell table:style-name="Tabella8.A2" office:value-type="string">
              <text:p text:style-name="code">p</text:p>
            </table:table-cell>
            <table:table-cell table:style-name="Tabella8.B2" office:value-type="string">
              <text:p text:style-name="Table_20_Contents">Used only for mode=”invdist”. It can be “1” or “2”. Default will be 1.</text:p>
            </table:table-cell>
          </table:table-row>
          <table:table-row table:style-name="Tabella8.1">
            <table:table-cell table:style-name="Tabella8.A2" office:value-type="string">
              <text:p text:style-name="code">leafsize</text:p>
            </table:table-cell>
            <table:table-cell table:style-name="Tabella8.B2" office:value-type="string">
              <text:p text:style-name="Table_20_Contents">Used only for mode=”invdist”. Default 10.</text:p>
            </table:table-cell>
          </table:table-row>
          <table:table-row table:style-name="Tabella8.1">
            <table:table-cell table:style-name="Tabella8.A9" office:value-type="string">
              <text:p text:style-name="code">eps</text:p>
            </table:table-cell>
            <table:table-cell table:style-name="Tabella8.B2" office:value-type="string">
              <text:p text:style-name="Table_20_Contents">Used only for mode=”invdist”. Default 0.1.</text:p>
            </table:table-cell>
          </table:table-row>
        </table:table>
        <text:p text:style-name="Standard"/>
        <text:p text:style-name="Standard"/>
        <text:h text:style-name="Heading_20_2"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2">-t &lt;path/to/file.xml&gt;</text:span><text:span text:style-name="T9">which will perform the following:</text:span></text:p>
        <text:list xml:id="list12357126172" text:style-name="L1">
          <text:list-item>
            <text:p text:style-name="P16">execute a set of predefined grib2pcraster commands</text:p>
          </text:list-item>
          <text:list-item>
            <text:p text:style-name="P16">execute a set of the corresponding pyg2p commands with the same options of grib2pcraster</text:p>
          </text:list-item>
          <text:list-item>
            <text:p text:style-name="P16">produce diff PCRaster maps.</text:p>
          </text:list-item>
          <text:list-item>
            <text:p text:style-name="P16">Test if diff maps are close to zero in each point. It logs red messages if values are higher than the configured tolerance.</text:p>
          </text:list-item>
          <text:list-item>
            <text:p text:style-name="P16">Output in console the aguila commands for opening maps</text:p>
          </text:list-item>
        </text:list>
        <text:p text:style-name="P2">The application comes with some preconfigured test.xml and commands.txt files. You must edit the paths and the commands XML templates used. In the following paragraphs, there are simple instructions to write your own battery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text:p>
        <text:list xml:id="list20156743941" text:style-name="L2">
          <text:list-item>
            <text:p text:style-name="P17">path to grib2pcraster executable</text:p>
          </text:list-item>
          <text:list-item>
            <text:p text:style-name="P17">path to pcrcalc executable</text:p>
          </text:list-item>
          <text:list-item>
            <text:p text:style-name="P17">path to text file containing list of commands in pairs</text:p>
          </text:list-item>
          <text:list-item>
            <text:p text:style-name="P17">error tolerance (e.g. 1e-03)</text:p>
          </text:list-item>
        </text:list>
        <text:p text:style-name="Text_20_body">Just use the following template:</text:p>
        <text:p text:style-name="Text_20_body"/>
        <text:p text:style-name="code">&lt;TestConfiguration atol=”1e-02”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text:soft-page-break/>Writing the commands.txt file<text:bookmark-end text:name="__RefHeading__3550_2069470854"/></text:h>
        <text:p text:style-name="Standard">Writing the commands.txt file is also very easy. You need to write pairs (or triples) of arguments lists, 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pan text:style-name="T1">p</text:span>N@ &lt;list of arguments for pyg2p&gt;</text:p>
        <text:p text:style-name="Standard"/>
        <text:p text:style-name="Standard">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Standard">An example:</text:p>
        <text:p text:style-name="Standard"/>
        <text:p text:style-name="code"><text:span text:style-name="T11">g1</text:span>@ -p 228.128 -n <text:span text:style-name="T11">g</text:span>R24 -t 24 --fmap=1 -i /dataset/EpsN320-2013063000.grb -o /dataset/eueR24 -m 10</text:p>
        <text:p text:style-name="code"><text:span text:style-name="T11">p1</text:span>@ -l ERROR -c /ECMWF_grib2pcraster/pyg2p/execution_templates/eue_r24.xml -i /dataset/EpsN320-2013063000.grb -o /dataset/eueR24 -m 10</text:p>
        <text:p text:style-name="code"/>
        <text:p text:style-name="code"><text:span text:style-name="T11">g2</text:span>@ -p 182.128 -n <text:span text:style-name="T11">g</text:span>E24 -t 24 --fmap=1 -m 10 -i /dataset/EpsN320-2013063000.grb -o /dataset/eueE24</text:p>
        <text:p text:style-name="code"><text:span text:style-name="T12">p</text:span><text:span text:style-name="T11">2</text:span>@ -l ERROR -c /ECMWF_grib2pcraster/pyg2p/execution_templates/eue_e24.xml -i /dataset/EpsN320-2013063000.grb -o /dataset/eueE24 -m 10<text:line-break/><text:line-break/>#glofas commands. grib2pcraster needs two executions for each pyg2p command</text:p>
        <text:p text:style-name="code"><text:span text:style-name="T11">g3</text:span>@ -i /dataset/20130325_en0to10.grib -o ./multiresSRO -p 8.128 -m 50 -n gsro --date=20130325 -s 0 -e 240 --unit=mm -t 24 --interlookup=/grib2pcraster/interplookup/intertable_2011_medium.txt</text:p>
        <text:p text:style-name="code"><text:span text:style-name="T11">g3</text:span>@ -i /dataset/multires/20130325_en11to15.grib -o ./multiresSRO -p 8.128 -m 50 -n gsro --date=20130325 -s 264 --fmap=11 -e 360 --unit=mm -t 24 --interlookup=/grib2pcraster/interplookup/intertable_2011_low.txt</text:p>
        <text:p text:style-name="code"><text:span text:style-name="T11">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1">p4</text:span>@ -i /dataset/UKMO/UKMO_20121218.grib -o ./UKMO/ -c /home/dominik/ECMWF_grib2pcraster/pyg2p_workingcopy/execution_templates_devel/UKMO_t24_LA.xml -m 0</text:p>
        <text:p text:style-name="code"><text:span text:style-name="T11">p4</text:span>@ -i /dataset/ungrib_20130804/EUE_2013073100_cv.grb -o ./UKMO/ -c ./execution_templates_devel/EUE_RainAnim_CV.xml -m 0</text:p>
        <text:p text:style-name="code"/>
        <text:p text:style-name="Standard"/>
        <text:p text:style-name="Standard"/>
        <text:p text:style-name="P12">Important notes: <text:line-break/></text:p>
        <text:p text:style-name="warn">You have to use the prefix <text:span text:style-name="T11">g </text:span><text:span text:style-name="T14">in the</text:span> filename of maps produced by <text:span text:style-name="T1">grib2pcraster</text:span> and the prefix<text:span text:style-name="T11"> p</text:span> for those ones produced by <text:span text:style-name="T1">pyg2p</text:span> (this must be configured in the commands xml <text:soft-page-break/>template <text:span text:style-name="T1">e.g.:</text:span> eue_r24.xml).</text:p>
        <text:p text:style-name="warn">Output directory must be the same within each test case (<text:span text:style-name="T2">-o /dataset/eueE24</text:span> for 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35cm" fo:border="0.11pt solid #000000">
        <style:background-image/>
      </style:paragraph-properties>
      <style:text-properties style:font-name="Courier New" fo:font-size="10pt" style:font-size-asian="10pt" style:font-name-complex="Courier New"/>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ote" style:family="paragraph" style:parent-style-name="Text_20_body">
      <style:paragraph-properties fo:background-color="#e6e6ff" fo:padding-left="0cm" fo:padding-right="0cm" fo:padding-top="0.035cm" fo:padding-bottom="0.035cm" fo:border-left="none" fo:border-right="none" fo:border-top="0.11pt dotted #000000" fo:border-bottom="0.11pt dotted #000000">
        <style:background-image/>
      </style:paragraph-properties>
      <style:text-properties style:font-name="Andale Mono" style:font-name-complex="Andale Mono"/>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arn" style:family="paragraph" style:parent-style-name="code" style:next-style-name="Text_20_body" style:list-style-name="">
      <style:paragraph-properties fo:margin="100%" fo:margin-left="0cm" fo:margin-right="0cm" fo:margin-top="0cm" fo:margin-bottom="0cm" fo:text-indent="0cm" style:auto-text-indent="false" fo:background-color="#ffcc99">
        <style:background-image/>
      </style:paragraph-properties>
      <style:text-properties style:font-name="Cantarell" fo:font-size="12pt" style:font-size-asian="12pt" style:font-name-complex="Cantarel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dominik </dc:creator>
    <dc:date>2013-11-09T13:34:33</dc:date>
    <meta:editing-cycles>254</meta:editing-cycles>
    <meta:editing-duration>P5DT7H38M39S</meta:editing-duration>
    <meta:generator>LibreOffice/3.5$Linux_X86_64 LibreOffice_project/350m1$Build-2</meta:generator>
    <meta:document-statistic meta:table-count="8" meta:image-count="0" meta:object-count="0" meta:page-count="10" meta:paragraph-count="241" meta:word-count="1771" meta:character-count="13626" meta:non-whitespace-character-count="11904"/>
    <meta:user-defined meta:name="Info 1"/>
    <meta:user-defined meta:name="Info 2"/>
    <meta:user-defined meta:name="Info 3"/>
    <meta:user-defined meta:name="Info 4"/>
  </office:meta>
</office:document-meta>
</file>